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rsid="002130bf" officeooo:paragraph-rsid="002130bf"/>
    </style:style>
    <style:style style:name="P14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5" style:family="paragraph" style:parent-style-name="Text_20_body">
      <style:text-properties style:font-name="FreeMono"/>
    </style:style>
    <style:style style:name="P16" style:family="paragraph" style:parent-style-name="Text_20_body">
      <style:text-properties style:font-name="FreeMono" fo:font-size="12pt" style:font-size-asian="12pt" style:font-size-complex="12pt"/>
    </style:style>
    <style:style style:name="P17" style:family="paragraph" style:parent-style-name="Text_20_body">
      <style:text-properties style:font-name="FreeMono" officeooo:paragraph-rsid="00115842"/>
    </style:style>
    <style:style style:name="P18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19" style:family="paragraph" style:parent-style-name="Text_20_body">
      <style:text-properties style:font-name="FreeMono" fo:font-weight="bold" style:font-weight-asian="bold" style:font-weight-complex="bold"/>
    </style:style>
    <style:style style:name="P20" style:family="paragraph" style:parent-style-name="Text_20_body">
      <style:text-properties style:font-name="FreeMono" officeooo:paragraph-rsid="003414d2"/>
    </style:style>
    <style:style style:name="P21" style:family="paragraph" style:parent-style-name="Text_20_body">
      <style:text-properties style:font-name="FreeMono" officeooo:rsid="003463d1" officeooo:paragraph-rsid="003463d1"/>
    </style:style>
    <style:style style:name="P22" style:family="paragraph" style:parent-style-name="Text_20_body">
      <style:text-properties style:font-name="FreeMono" officeooo:rsid="00379b83" officeooo:paragraph-rsid="00379b83"/>
    </style:style>
    <style:style style:name="P23" style:family="paragraph" style:parent-style-name="Text_20_body">
      <style:text-properties officeooo:paragraph-rsid="0008fe7b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6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7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1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12f1e8"/>
    </style:style>
    <style:style style:name="P33" style:family="paragraph" style:parent-style-name="Text_20_body">
      <style:text-properties officeooo:paragraph-rsid="00115842"/>
    </style:style>
    <style:style style:name="P34" style:family="paragraph" style:parent-style-name="Text_20_body">
      <style:text-properties officeooo:paragraph-rsid="0014a33a"/>
    </style:style>
    <style:style style:name="P35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6" style:family="paragraph" style:parent-style-name="Text_20_body">
      <style:text-properties officeooo:rsid="00323ac9" officeooo:paragraph-rsid="003d33d5"/>
    </style:style>
    <style:style style:name="P37" style:family="paragraph" style:parent-style-name="Text_20_body">
      <style:text-properties officeooo:rsid="003d33d5" officeooo:paragraph-rsid="003d33d5"/>
    </style:style>
    <style:style style:name="P38" style:family="paragraph" style:parent-style-name="Text_20_body">
      <style:text-properties officeooo:rsid="0041cd3b" officeooo:paragraph-rsid="0041cd3b"/>
    </style:style>
    <style:style style:name="P39" style:family="paragraph" style:parent-style-name="Text_20_body">
      <style:text-properties officeooo:rsid="0041cd3b" officeooo:paragraph-rsid="00429d40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0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1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2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3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4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5" style:family="paragraph" style:parent-style-name="Preformatted_20_Text">
      <style:text-properties style:font-name="FreeMono" fo:font-size="12pt" style:font-size-asian="12pt" style:font-size-complex="12pt"/>
    </style:style>
    <style:style style:name="P56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7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58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59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0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1" style:family="paragraph" style:parent-style-name="Preformatted_20_Text">
      <style:text-properties style:font-name="FreeMono" officeooo:rsid="002bded6" officeooo:paragraph-rsid="003b4195"/>
    </style:style>
    <style:style style:name="P62" style:family="paragraph" style:parent-style-name="Preformatted_20_Text">
      <style:text-properties officeooo:rsid="000b3064" officeooo:paragraph-rsid="00236538"/>
    </style:style>
    <style:style style:name="P63" style:family="paragraph" style:parent-style-name="Preformatted_20_Text">
      <style:text-properties officeooo:rsid="000b3064" officeooo:paragraph-rsid="002cf2b5"/>
    </style:style>
    <style:style style:name="P64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5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7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68" style:family="paragraph" style:parent-style-name="Standard" style:list-style-name="L1"/>
    <style:style style:name="P69" style:family="paragraph" style:parent-style-name="Text_20_body">
      <style:text-properties style:font-name="FreeMono" fo:font-size="12pt" officeooo:rsid="0048bb4b" officeooo:paragraph-rsid="0048bb4b"/>
    </style:style>
    <style:style style:name="P70" style:family="paragraph" style:parent-style-name="Text_20_body">
      <style:text-properties style:font-name="FreeMono" fo:font-size="12pt" officeooo:paragraph-rsid="001fa7a4"/>
    </style:style>
    <style:style style:name="P71" style:family="paragraph" style:parent-style-name="Text_20_body">
      <style:text-properties style:font-name="FreeMono" fo:font-size="12pt" officeooo:rsid="0048bb4b" officeooo:paragraph-rsid="0048bb4b" style:font-size-asian="12pt" style:font-size-complex="12pt"/>
    </style:style>
    <style:style style:name="P72" style:family="paragraph" style:parent-style-name="Text_20_body">
      <style:text-properties style:font-name="FreeMono" fo:font-size="12pt" officeooo:rsid="004a45a8" officeooo:paragraph-rsid="004a45a8"/>
    </style:style>
    <style:style style:name="P73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74" style:family="paragraph" style:parent-style-name="Preformatted_20_Text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75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76" style:family="paragraph" style:parent-style-name="Heading_20_3">
      <style:text-properties officeooo:rsid="000b3064" officeooo:paragraph-rsid="00236538"/>
    </style:style>
    <style:style style:name="P77" style:family="paragraph" style:parent-style-name="Heading_20_3">
      <style:text-properties officeooo:rsid="00323ac9" officeooo:paragraph-rsid="003d33d5"/>
    </style:style>
    <style:style style:name="P78" style:family="paragraph" style:parent-style-name="Heading_20_3">
      <style:text-properties officeooo:rsid="0041cd3b" officeooo:paragraph-rsid="0041cd3b"/>
    </style:style>
    <style:style style:name="P79" style:family="paragraph" style:parent-style-name="Heading_20_3">
      <style:text-properties officeooo:paragraph-rsid="0015fa4b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Monaco" fo:font-size="10.5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444444" style:font-name="Monaco" fo:font-size="10.5pt" fo:letter-spacing="normal" fo:font-style="normal" fo:font-weight="bold" officeooo:rsid="000aab54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10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11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6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7" style:family="text">
      <style:text-properties fo:font-weight="bold"/>
    </style:style>
    <style:style style:name="T18" style:family="text">
      <style:text-properties officeooo:rsid="0008fe7b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FreeMono"/>
    </style:style>
    <style:style style:name="T22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3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4" style:family="text">
      <style:text-properties style:font-name="FreeMono" officeooo:rsid="000bec68"/>
    </style:style>
    <style:style style:name="T25" style:family="text">
      <style:text-properties style:font-name="FreeMono" officeooo:rsid="000b3064"/>
    </style:style>
    <style:style style:name="T26" style:family="text">
      <style:text-properties officeooo:rsid="00236538"/>
    </style:style>
    <style:style style:name="T27" style:family="text">
      <style:text-properties officeooo:rsid="002a8319"/>
    </style:style>
    <style:style style:name="T28" style:family="text">
      <style:text-properties officeooo:rsid="002c0931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327313"/>
    </style:style>
    <style:style style:name="T31" style:family="text">
      <style:text-properties officeooo:rsid="0033a591"/>
    </style:style>
    <style:style style:name="T32" style:family="text">
      <style:text-properties style:font-size-asian="12pt" style:font-size-complex="12pt"/>
    </style:style>
    <style:style style:name="T33" style:family="text">
      <style:text-properties officeooo:rsid="0008fe7b" style:font-size-asian="12pt" style:font-size-complex="12pt"/>
    </style:style>
    <style:style style:name="T34" style:family="text">
      <style:text-properties officeooo:rsid="004c4fdd" style:font-size-asian="12pt" style:font-size-complex="12pt"/>
    </style:style>
    <style:style style:name="T35" style:family="text">
      <style:text-properties officeooo:rsid="004c4fdd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7pt" officeooo:rsid="004c4fdd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2"/>
      <text:p text:style-name="P7">FleetTLCApp@gmail.com</text:p>
      <text:p text:style-name="P4"><text:bookmark-start text:name="__DdeLink__1067_2848705595"/><text:bookmark-start text:name="__DdeLink__1060_2848705595"/>Cowboys12$<text:bookmark-end text:name="__DdeLink__1067_2848705595"/><text:bookmark-end text:name="__DdeLink__1060_2848705595"/></text:p>
      <text:p text:style-name="P4"/>
      <text:h text:style-name="Heading_20_2" text:outline-level="2">JASON</text:h>
      <text:p text:style-name="P3">Jason@cartlc.com</text:p>
      <text:p text:style-name="P3"><text:bookmark-start text:name="__DdeLink__1381_738102038"/><text:bookmark-start text:name="__DdeLink__1383_738102038"/>Cowboys12$<text:bookmark-end text:name="__DdeLink__1381_738102038"/><text:bookmark-end text:name="__DdeLink__1383_738102038"/></text:p>
      <text:p text:style-name="P3"/>
      <text:p text:style-name="P6">Jason Knupp</text:p>
      <text:p text:style-name="P8">1212 South State Street</text:p>
      <text:p text:style-name="P8">Chicago IL 60605</text:p>
      <text:p text:style-name="P8"/>
      <text:p text:style-name="P5">MasterCard</text:p>
      <text:p text:style-name="P5"/>
      <text:p text:style-name="P5">5582 5086 4561 2836</text:p>
      <text:p text:style-name="P5">Ex: 03/19</text:p>
      <text:p text:style-name="P5">Cvc: 861</text:p>
      <text:p text:style-name="P5"/>
      <text:h text:style-name="Heading_20_2" text:outline-level="2">AWS Amazon Services:</text:h>
      <text:p text:style-name="P69"><text:span text:style-name="T33"/></text:p>
      <text:p text:style-name="P69"><text:span text:style-name="T33">A</text:span><text:span text:style-name="T32">WS:</text:span></text:p>
      <text:p text:style-name="P71"><text:a xlink:type="simple" xlink:href="https://us-east-2.console.aws.amazon.com/ec2/v2/home" text:style-name="Internet_20_link" text:visited-style-name="Visited_20_Internet_20_Link">https://us-east-2.console.aws.amazon.com/ec2/v2/home</text:a></text:p>
      <text:p text:style-name="P11">FleetTLCApp@gmail.com</text:p>
      <text:p text:style-name="P11">Cowboys12$</text:p>
      <text:p text:style-name="Text_20_body"><text:span text:style-name="T20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11">i-0e663e1ced7ef4953</text:span></text:a><text:span text:style-name="T2"> </text:span></text:p>
      <text:p text:style-name="P23"><text:span text:style-name="T1">Machine: </text:span><text:span text:style-name="T3">ec2-52-14-227-141.us-east-2.compute.amazonaws.com</text:span></text:p>
      <text:p text:style-name="P16"><text:span text:style-name="T18">cp </text:span>FleetTLC.pem to ~/.ssh</text:p>
      <text:p text:style-name="P70"><text:span text:style-name="T33">chmod 444 ~/.ssh/FleetTLC.pem</text:span><text:span text:style-name="T34">V</text:span></text:p>
      <text:p text:style-name="P72">Changed: 18.217.15.185</text:p>
      <text:h text:style-name="Heading_20_2" text:outline-level="2">UBUNTU SERVER:</text:h>
      <text:h text:style-name="P79" text:outline-level="3"><text:span text:style-name="T7">W</text:span><text:span text:style-name="T6">hat I did to set up the environment</text:span></text:h>
      <text:p text:style-name="P31"><text:span text:style-name="T37">OLD: </text:span><text:span text:style-name="T36">ssh -i ~/.ssh/FleetTLC.pem </text:span><text:a xlink:type="simple" xlink:href="mailto:ubuntu@ec2-13-58-198-91.us-east-2.compute.amazonaws.com" text:style-name="Internet_20_link" text:visited-style-name="Visited_20_Internet_20_Link"><text:span text:style-name="T36">ubuntu@ec2-13-58-198-91.us-east-2.compute.amazonaws.com</text:span></text:a></text:p>
      <text:p text:style-name="P74">ssh -i "FleetTLC.pem" root@ec2-18-217-15-185.us-east-2.compute.amazonaws.com</text:p>
      <text:p text:style-name="P31"/>
      <text:p text:style-name="P26"><text:soft-page-break/>sudo apt-get update</text:p>
      <text:p text:style-name="P26">sudo apt-get install default-jdk</text:p>
      <text:p text:style-name="P26">sudo apt-get install mysql-server</text:p>
      <text:p text:style-name="P47">MySql Admin Root Password: <text:span text:style-name="T17">cowboy</text:span></text:p>
      <text:p text:style-name="P40">sudo mysql_secure_installation</text:p>
      <text:p text:style-name="P40">sudo apt-get install apache2</text:p>
      <text:p text:style-name="P41"><text:span text:style-name="T12">Used this value to add this line “ServerName </text:span><text:span text:style-name="T13">13.58.198.91</text:span><text:span text:style-name="T12">” to the bottom:</text:span></text:p>
      <text:p text:style-name="P17">sudo vi /etc/apache2/apache2.conf</text:p>
      <text:p text:style-name="P17">sudo systemctl restart apache2</text:p>
      <text:p text:style-name="P17">sudo ufw allow in "Apache Full"</text:p>
      <text:p text:style-name="P33"/>
      <text:h text:style-name="Heading_20_3" text:outline-level="3">PHP MyAdmin</text:h>
      <text:p text:style-name="P27">sudo apt-get install phpmyadmin php-mbstring php-gettext</text:p>
      <text:p text:style-name="P27">sudo phpenmod mcrypt</text:p>
      <text:p text:style-name="P27">sudo phpenmod mbstring</text:p>
      <text:p text:style-name="P28">Login: root/cartlc<text:tab/></text:p>
      <text:p text:style-name="P29">Super hard to set this password had to do this:</text:p>
      <text:p text:style-name="P49">cd /var/run </text:p>
      <text:p text:style-name="P49">sudo cp -rp mysqld mysqld.bak </text:p>
      <text:p text:style-name="P49">sudo service mysql stop </text:p>
      <text:p text:style-name="P49">sudo mv mysqld.bak mysqld </text:p>
      <text:p text:style-name="P49">sudo mysqld_safe --skip-grant-tables --skip-networking &amp; </text:p>
      <text:p text:style-name="P48"><text:span text:style-name="T27">mysql -u root </text:span><text:tab/></text:p>
      <text:p text:style-name="P49">mysql&gt; FLUSH PRIVILEGES;</text:p>
      <text:p text:style-name="P49">mysql&gt; SET PASSWORD FOR root@'localhost' = PASSWORD('cartlc');</text:p>
      <text:p text:style-name="P30">Ultimately found from /var/log/mysql/error.log that there were TWO mysqld running. Had to kill one.</text:p>
      <text:p text:style-name="P15">Jeff did:</text:p>
      <text:list xml:id="list302433610" text:style-name="L1">
        <text:list-item>
          <text:p text:style-name="P68">Added mysql port 3306 to the security group which will allow remote connections.</text:p>
        </text:list-item>
        <text:list-item>
          <text:p text:style-name="P68">Edited the file mysqld.cnf file and changed the line 'bind-address = 127.0.0.1' to 'bind-address = 0.0.0.0'.  This changes the mysql config to accept remote connections.  Server file path: <text:soft-page-break/> /etc/mysql/mysql.conf.d -  I restarted mysql after making the change.</text:p>
        </text:list-item>
        <text:list-item>
          <text:p text:style-name="P68">Looking at the user accounts (logging into mysql from the SSH terminal, and ran 'select* from mysql.user'), I verified the current mysql user login permissions - local machine and/or 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9"><text:line-break/></text:p>
      <text:p text:style-name="P15"/>
      <text:p text:style-name="P25"><text:span text:style-name="T19">AWS</text:span> </text:p>
      <text:p text:style-name="P32"><text:span text:style-name="T22">IAM User:</text:span><text:span text:style-name="T23"> </text:span><text:bookmark-start text:name="__DdeLink__1175_706750326"/><text:span text:style-name="Strong_20_Emphasis"><text:span text:style-name="Source_20_Text"><text:span text:style-name="T8">Administrator</text:span></text:span></text:span><text:bookmark-end text:name="__DdeLink__1175_706750326"/><text:span text:style-name="Strong_20_Emphasis"><text:span text:style-name="Source_20_Text"><text:span text:style-name="T8"> / </text:span></text:span></text:span><text:span text:style-name="Strong_20_Emphasis"><text:span text:style-name="Source_20_Text"><text:span text:style-name="T9">cowboy</text:span></text:span></text:span></text:p>
      <text:p text:style-name="P32"><text:span text:style-name="Source_20_Text"><text:span text:style-name="T9">Account: 915506122745</text:span></text:span></text:p>
      <text:p text:style-name="P34"><text:a xlink:type="simple" xlink:href="http://13.58.198.91/" text:style-name="Internet_20_link" text:visited-style-name="Visited_20_Internet_20_Link"><text:span text:style-name="Source_20_Text"><text:span text:style-name="T10">http://13.58.198.91</text:span></text:span></text:a></text:p>
      <text:p text:style-name="P24"><text:a xlink:type="simple" xlink:href="http://fleettlc.arqnetworks.com/" text:style-name="Internet_20_link" text:visited-style-name="Visited_20_Internet_20_Link"><text:span text:style-name="T21">http://fleettlc.arqnetworks.com</text:span></text:a></text:p>
      <text:p text:style-name="P19"/>
      <text:p text:style-name="P12">Allowing the outside world to reach 13.58.198.91:</text:p>
      <text:p text:style-name="P13">Added a security group to the instance with inbounds rules such that it allowed traffic from all sources.</text:p>
      <text:h text:style-name="P75" text:outline-level="2">Play Setup:</text:h>
      <text:p text:style-name="P14">SBT:</text:p>
      <text:p text:style-name="P18">echo "deb https://dl.bintray.com/sbt/debian /" | sudo tee -a /etc/apt/sources.list.d/sbt.list </text:p>
      <text:p text:style-name="P18">sudo apt-key adv --keyserver hkp://keyserver.ubuntu.com:80 --recv 2EE0EA64E40A89B84B2DF73499E82A75642AC823 </text:p>
      <text:p text:style-name="P18">sudo apt-get update </text:p>
      <text:p text:style-name="P18">sudo apt-get install sbt </text:p>
      <text:p text:style-name="P18"/>
      <text:h text:style-name="P76" text:outline-level="3">Apache</text:h>
      <text:p text:style-name="P43"><text:s/></text:p>
      <text:p text:style-name="P43">Running as proxy only for port :80 </text:p>
      <text:p text:style-name="P43">redirecting all traffic to port :9000</text:p>
      <text:p text:style-name="P43"/>
      <text:p text:style-name="P43"><text:span text:style-name="T26">For</text:span> /etc/apache2/sites-available/000-default.conf</text:p>
      <text:p text:style-name="P43">This was added:</text:p>
      <text:p text:style-name="P43"/>
      <text:p text:style-name="P42">LoadModule proxy_module modules/mod_proxy.so</text:p>
      <text:p text:style-name="P44">LoadModule proxy_http_module modules/mod_proxy_http.so</text:p>
      <text:p text:style-name="P44"><text:soft-page-break/></text:p>
      <text:p text:style-name="P44">&lt;VirtualHost *:80&gt;</text:p>
      <text:p text:style-name="P44"><text:tab/>...</text:p>
      <text:p text:style-name="P44"><text:tab/><text:bookmark-start text:name="__DdeLink__327_1282433638"/>ProxyPreserveHost On</text:p>
      <text:p text:style-name="P45"><text:s text:c="6"/>ProxyPassMatch ^/phpmyadmin ! </text:p>
      <text:p text:style-name="P44"><text:tab/>ProxyPass / http://127.0.0.1:9000/</text:p>
      <text:p text:style-name="P44"><text:tab/>ProxyPassReverse / http://127.0.0.1:9000/<text:bookmark-end text:name="__DdeLink__327_1282433638"/></text:p>
      <text:p text:style-name="P44">&lt;/VirtualHost&gt;</text:p>
      <text:p text:style-name="P50"/>
      <text:p text:style-name="P62">In order to get that going the following needed to be done:</text:p>
      <text:p text:style-name="P62"/>
      <text:p text:style-name="P10">sudo a2enmod proxy<text:tab/></text:p>
      <text:p text:style-name="P51">sudo a2enmod proxy_http</text:p>
      <text:p text:style-name="P51"><text:bookmark-start text:name="__DdeLink__260_1574904855"/>sudo service apache2 restart<text:bookmark-end text:name="__DdeLink__260_1574904855"/></text:p>
      <text:p text:style-name="P51"/>
      <text:h text:style-name="Heading_20_3" text:outline-level="3"><text:span text:style-name="T28">MySQL </text:span>Database Setup</text:h>
      <text:p text:style-name="P35">Created a database within phpmyadmin with latin1_swedish_ci</text:p>
      <text:p text:style-name="P35"/>
      <text:p text:style-name="P63">mysql&gt; <text:bookmark-start text:name="__DdeLink__685_1574904855"/>GRANT ALL PRIVILEGES ON cartlc.* TO 'cartlc'@'%' IDENTIFIED BY 'cart<text:span text:style-name="T30">lc</text:span>' WITH GRANT OPTION;</text:p>
      <text:p text:style-name="P63">GRANT ALL PRIVILEGES</text:p>
      <text:p text:style-name="P63">ON cartlc.*</text:p>
      <text:p text:style-name="P63">TO 'cart<text:span text:style-name="T30">lc</text:span>'@'%'</text:p>
      <text:p text:style-name="P46">IDENTIFIED BY 'cart<text:span text:style-name="T30">lc</text:span>';<text:bookmark-end text:name="__DdeLink__685_1574904855"/></text:p>
      <text:p text:style-name="P46"/>
      <text:p text:style-name="P46"/>
      <text:p text:style-name="P56">vi /etc/apache2/conf-available/phpmyadmin.conf</text:p>
      <text:p text:style-name="P56">Added 'AllowOveride All' line beneath 'DirectoryIndex' index.php line</text:p>
      <text:p text:style-name="P56">sudo systemctl restart apache2</text:p>
      <text:p text:style-name="P56"/>
      <text:p text:style-name="P60">Created /usr/share/phpmyadmin/.htaccess</text:p>
      <text:p text:style-name="P56"/>
      <text:p text:style-name="P56"><text:span text:style-name="Source_20_Text"><text:span text:style-name="T14">AuthType Basic</text:span></text:span></text:p>
      <text:p text:style-name="P64"><text:span text:style-name="Source_20_Text"><text:span text:style-name="T14">AuthName "Restricted Files"</text:span></text:span></text:p>
      <text:p text:style-name="P64"><text:span text:style-name="Source_20_Text"><text:span text:style-name="T14">AuthUserFile /etc/phpmyadmin/.htpasswd</text:span></text:span></text:p>
      <text:p text:style-name="P65"><text:span text:style-name="Source_20_Text"><text:span text:style-name="T14">Require valid-user</text:span></text:span></text:p>
      <text:p text:style-name="P67"/>
      <text:p text:style-name="P67"><text:span text:style-name="T24">s</text:span><text:span text:style-name="T25">udo htpasswd -c /etc/phpmyadmin/.htpasswd cartlc</text:span></text:p>
      <text:p text:style-name="P65"><text:span text:style-name="Source_20_Text"><text:span text:style-name="T15">p/w: cartcl</text:span></text:span></text:p>
      <text:p text:style-name="P65"/>
      <text:p text:style-name="P66"><text:span text:style-name="Source_20_Text"><text:span text:style-name="T16">THIS INSTALLS ANOTHER PASSWORD: cartlc/cartlc</text:span></text:span></text:p>
      <text:p text:style-name="P56"/>
      <text:p text:style-name="P53">===</text:p>
      <text:p text:style-name="P52">Added these lines to the .bashrc:</text:p>
      <text:p text:style-name="P57"/>
      <text:p text:style-name="P57">APPLICATION_SECRET="=nIQLAt2&gt;&lt;hOkf@;2tf[I\`rhKrtNk2IyhQJbXhCsi04BX[Jd&gt;TFdAoEm@nQoK16=" </text:p>
      <text:p text:style-name="P57">export APPLICATION_SECRET </text:p>
      <text:p text:style-name="P57"/>
      <text:p text:style-name="P57"><text:soft-page-break/>ACTIVE=~/server/active/play-0.0.1-SNAPSHOT/bin/play </text:p>
      <text:p text:style-name="P57">alias run-server="$ACTIVE -Dplay.evolutions.db.default.autoApply=true -Dplay.evolutions.db.default.autoApplyDowns=true -Dplay -Dplay.crypto.secret='${APPLICATION_SECRET}'" </text:p>
      <text:p text:style-name="P57"/>
      <text:p text:style-name="P52"><text:span text:style-name="T29">alias kill-server='kill `cat ./server/active/play-0.0.1-SNAPSHOT/RUNNING_PID`</text:span>' </text:p>
      <text:p text:style-name="P52"/>
      <text:p text:style-name="P53">===</text:p>
      <text:p text:style-name="P53"/>
      <text:p text:style-name="P53">From within phpmyadmin I did an IMPORT of create_tables.sql</text:p>
      <text:p text:style-name="P54">Before this I could not see phpmyadmin database.</text:p>
      <text:p text:style-name="P53"/>
      <text:p text:style-name="P53"/>
      <text:h text:style-name="Heading_20_3" text:outline-level="3">Amazon S3</text:h>
      <text:p text:style-name="Text_20_body"/>
      <text:p text:style-name="P20">IAM User: cartlc-download</text:p>
      <text:p text:style-name="P20">AmazonS3FullAccess</text:p>
      <text:p text:style-name="P20">Access Key ID: AKIAI4M5MQRVOJXQGHFA</text:p>
      <text:p text:style-name="P20">Secret Access ID: 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</text:p>
      <text:p text:style-name="P21">Bucket: fleettlc (US East Ohio)</text:p>
      <text:p text:style-name="P22">https://console.aws.amazon.com/cognito/home</text:p>
      <text:p text:style-name="P22">Manage Federated Identities</text:p>
      <text:p text:style-name="P22">FleetTLC</text:p>
      <text:p text:style-name="P22">Enable access to unauthenticated identities</text:p>
      <text:p text:style-name="P22">Allow</text:p>
      <text:p text:style-name="P15">"us-east-2:389282dd-de71-4849-a68b-2b126b3de5f3"</text:p>
      <text:p text:style-name="P15">Back in AmazonS3FullAccess attach this polity to all the users, especially: Cognito_FleetTLCUnauth_Role</text:p>
      <text:p text:style-name="P16"/>
      <text:p text:style-name="P59">~/.aws/credentials:</text:p>
      <text:p text:style-name="P55"><text:bookmark-start text:name="__DdeLink__1394_738102038"/>[default] </text:p>
      <text:p text:style-name="P58">aws_access_key_id = AKIAI4M5MQRVOJXQGHFA </text:p>
      <text:p text:style-name="P58">aws_secret_access_key = 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<text:bookmark-end text:name="__DdeLink__1394_738102038"/></text:p>
      <text:p text:style-name="P55"/>
      <text:p text:style-name="P59">~/.aws/config:</text:p>
      <text:p text:style-name="P55"/>
      <text:p text:style-name="P55">[default] </text:p>
      <text:p text:style-name="P55">region = us-east-2 </text:p>
      <text:p text:style-name="P55"/>
      <text:p text:style-name="P61"/>
      <text:p text:style-name="P15"/>
      <text:h text:style-name="Heading_20_3" text:outline-level="3"><text:soft-page-break/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/>
      <text:h text:style-name="P77" text:outline-level="3">REBOOT</text:h>
      <text:p text:style-name="P36">Added the following line in /etc/crontab:</text:p>
      <text:p text:style-name="P36">@reboot <text:span text:style-name="T31">ubuntu</text:span> /home/ubuntu/bin/run_server </text:p>
      <text:p text:style-name="P37">The run_server script can be found in server/admin/scripts</text:p>
      <text:p text:style-name="P37"/>
      <text:h text:style-name="P78" text:outline-level="3">Play Store Upload</text:h>
      <text:p text:style-name="P39"><text:bookmark-start text:name="__DdeLink__523_2937519342"/><text:a xlink:type="simple" xlink:href="mailto:Josheidenberg@gmail.com" text:style-name="Internet_20_link" text:visited-style-name="Visited_20_Internet_20_Link">Josheidenberg@gmail.com</text:a></text:p>
      <text:p text:style-name="P39">Creative3</text:p>
      <text:p text:style-name="P38"><text:bookmark-start text:name="__DdeLink__1110_1135376527"/>https://play.google.com/apps/publish<text:bookmark-end text:name="__DdeLink__1110_1135376527"/><text:bookmark-end text:name="__DdeLink__523_29375193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11-14T22:06:39.565959074</dc:date>
    <meta:editing-duration>P3DT6H34M30S</meta:editing-duration>
    <meta:editing-cycles>59</meta:editing-cycles>
    <meta:document-statistic meta:table-count="0" meta:image-count="0" meta:object-count="0" meta:page-count="6" meta:paragraph-count="148" meta:word-count="619" meta:character-count="5388" meta:non-whitespace-character-count="4878"/>
  </office:meta>
</office:document-meta>
</file>